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b3f8d" officeooo:paragraph-rsid="000b3f8d"/>
    </style:style>
    <style:style style:name="P2" style:family="paragraph" style:parent-style-name="Text_20_body">
      <style:text-properties fo:font-weight="bold" officeooo:rsid="000b3f8d" officeooo:paragraph-rsid="000b3f8d" style:font-weight-asian="bold" style:font-weight-complex="bold"/>
    </style:style>
    <style:style style:name="P3" style:family="paragraph" style:parent-style-name="Text_20_body">
      <style:text-properties officeooo:rsid="000b63ac" officeooo:paragraph-rsid="000b63ac"/>
    </style:style>
    <style:style style:name="P4" style:family="paragraph" style:parent-style-name="Standard">
      <style:text-properties officeooo:rsid="000b3f8d" officeooo:paragraph-rsid="000b3f8d"/>
    </style:style>
    <style:style style:name="T1" style:family="text">
      <style:text-properties officeooo:rsid="000b63ac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Övningsuppgift trådar och generics</text:h>
      <text:p text:style-name="Text_20_body"/>
      <text:p text:style-name="P2">Generics</text:p>
      <text:p text:style-name="P1">Skapa en klass Queue som kan lägga till saker i en intern kö array eller arraylist.</text:p>
      <text:p text:style-name="P1">Kön ska ha en metod för att lägga till en referens sist i kön och en metod för att hämta ut den som legat där längst. <text:span text:style-name="T1">Använd ArrayList&lt;&gt; internt för att lagra dina köade objekt.</text:span></text:p>
      <text:p text:style-name="P1">Implementera kön med Generics typ: Queue&lt;T&gt;</text:p>
      <text:p text:style-name="P3">Metoderna i kön ska vara <text:span text:style-name="T2">synchronized </text:span>så att dessa kan användas från olika trådar.</text:p>
      <text:p text:style-name="P3">Låt kön även använda <text:span text:style-name="T2">wait </text:span>och <text:span text:style-name="T2">notify </text:span>för att hantera fallet när kön är tom när någon försöker hämta ut något.</text:p>
      <text:p text:style-name="P1"/>
      <text:p text:style-name="P2">Trådar</text:p>
      <text:p text:style-name="P1">Skapa nu två trådar som båda har tillgång till kön.</text:p>
      <text:p text:style-name="P3">Låt den ena tråden med ojämna mellanrum slumpa fram ett tal som den placerar i kön. Vi kallar denna tråden för Producer. <text:s/>Thread.sleep() kan användas för att sova ett tag.</text:p>
      <text:p text:style-name="P3">Den andra tråden kallar vi Consumer och den ska försöka hämta ett tal från kön och skriva ut detta på skärmen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4:27:02.709000000</meta:creation-date>
    <meta:generator>LibreOffice/5.4.0.3$Windows_X86_64 LibreOffice_project/7556cbc6811c9d992f4064ab9287069087d7f62c</meta:generator>
    <dc:date>2017-09-14T14:35:47.236000000</dc:date>
    <meta:editing-duration>PT8M44S</meta:editing-duration>
    <meta:editing-cycles>2</meta:editing-cycles>
    <meta:document-statistic meta:table-count="0" meta:image-count="0" meta:object-count="0" meta:page-count="1" meta:paragraph-count="11" meta:word-count="159" meta:character-count="874" meta:non-whitespace-character-count="725"/>
  </office:meta>
</office:document-meta>
</file>